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ext_20_body">Ensure clear objectives for trip Gather information from partners Conduct a risk assessment Establish threshold of acceptable risk Bring working burner phone and sim with funds Bring satellite phone if appropriate Program essential numbers into phone, but keep sensitive ones coded Keep key numbers on paper also Note emergency number Ensure valid passport, visa, insurance etc. and securely email to yourself and trusted colleague Consider bringing an org identity card Understand Standard Operating Procedures and Security policy Agree itinerary and comms schedule Carry your ‘constant companion’ Bring minimal data Plan what to say at borders Plan sensitive meetings in advance Plan for an emergency exit Follow advice for driving in vehicles Understand advice for situations of arrest or kidnapping Inform appropriate authorities/embassies Ensure you have all vaccine/ medicines required Inform org of potentially serious medical concerns Carry medical emergency card and check area’s hospitals Bring adequate cash Bring locks, door wedge, security tape, mosquito net etc. Ensure digital equipment is wiped ‘clean’ Keep advance knowledge of your trip need to kn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